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84f" officeooo:paragraph-rsid="001c084f"/>
    </style:style>
    <style:style style:name="P2" style:family="paragraph" style:parent-style-name="Standard">
      <style:text-properties officeooo:rsid="001c14db" officeooo:paragraph-rsid="001c14d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ISIS</text:span>:</text:p>
      <text:p text:style-name="P1"/>
      <text:p text:style-name="Standard">Siguiendo las principales etapas de un proyecto analítico, las diferentes tareas a realizar (y</text:p>
      <text:p text:style-name="Standard">justificar) son las siguientes:</text:p>
      <text:p text:style-name="Standard"/>
      <text:p text:style-name="P2">El data set elegido es este: https://www.kaggle.com/lava18/google-play-store-apps/version/5</text:p>
      <text:p text:style-name="Standard"/>
      <text:p text:style-name="Standard">1. <text:s/>Descripción del dataset. ¿Por qué es importante y qué pregunta/problema pretende</text:p>
      <text:p text:style-name="Standard">responder?</text:p>
      <text:p text:style-name="Standard"/>
      <text:p text:style-name="P2">El data set es importante porque contiene información y reviews de usuarios acerca de 10.000 aplicaciones publicadas en el Android market. Servirá para ver que aplicaciones tienen mayor interés para el público y cuales osn las mejor valoradas.</text:p>
      <text:p text:style-name="P2"/>
      <text:p text:style-name="P2">Analizando el data sets vamos a ver cuales son las aplicaciones mejor valoradas, sus características y intentar extraer el conocimiento de saber qué características hacen que una aplicación sea bien valorada por los usuarios.</text:p>
      <text:p text:style-name="Standard"/>
      <text:p text:style-name="Standard">2. <text:s/>Integración y selección de los datos de interés a analizar.</text:p>
      <text:p text:style-name="Standard"/>
      <text:p text:style-name="Standard">3. Limpieza de los datos.</text:p>
      <text:p text:style-name="Standard"/>
      <text:p text:style-name="Standard">3.1. <text:s/>¿Los datos contienen ceros o elementos vacíos? ¿Cómo gestionarías cada uno</text:p>
      <text:p text:style-name="Standard">de estos casos?</text:p>
      <text:p text:style-name="Standard"/>
      <text:p text:style-name="Standard">3.2. <text:s/>Identificación y tratamiento de valores extremos.</text:p>
      <text:p text:style-name="Standard"/>
      <text:p text:style-name="Standard">4. <text:s/>Análisis de los datos.</text:p>
      <text:p text:style-name="Standard"/>
      <text:p text:style-name="Standard">4.1. <text:s/>Selección de los grupos de datos que se quieren analizar/comparar</text:p>
      <text:p text:style-name="Standard">(planificación de los análisis a aplicar).</text:p>
      <text:p text:style-name="Standard"/>
      <text:p text:style-name="Standard">4.2. <text:s/>Comprobación de la normalidad y homogeneidad de la varianza.</text:p>
      <text:p text:style-name="Standard"/>
      <text:p text:style-name="Standard">4.3. <text:s/>Aplicación de pruebas estadísticas para comparar los grupos de datos. En</text:p>
      <text:p text:style-name="Standard">función de los datos y el objetivo del estudio, aplicar pruebas de contraste de</text:p>
      <text:p text:style-name="Standard">hipótesis, correlaciones, regresiones, etc.</text:p>
      <text:p text:style-name="Standard"/>
      <text:p text:style-name="Standard">5. <text:s/>Representación de los resultados a partir de tablas y gráficas.</text:p>
      <text:p text:style-name="Standard"/>
      <text:p text:style-name="Standard">6. <text:s/>Resolución del problema. A partir de los resultados obtenidos, ¿cuáles son las</text:p>
      <text:p text:style-name="Standard">conclusiones? ¿Los resultados permiten responder al problema?</text:p>
      <text:p text:style-name="Standard"/>
      <text:p text:style-name="Standard">7. <text:s/>Código: Hay que adjuntar el código, preferiblemente en R, con el que se ha realizado la</text:p>
      <text:p text:style-name="Standard">limpieza, análisis y representación de los datos. Si lo preferís, también podéis trabajar</text:p>
      <text:p text:style-name="Standard">en Pyth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38:47.276630996</meta:creation-date>
    <dc:date>2019-01-07T22:56:28.672614130</dc:date>
    <meta:editing-duration>PT17M40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1" meta:paragraph-count="26" meta:word-count="274" meta:character-count="1830" meta:non-whitespace-character-count="1571"/>
  </office:meta>
</office:document-meta>
</file>